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bc19b5" officeooo:paragraph-rsid="00bc19b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dd097f" officeooo:paragraph-rsid="00dd097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FreeSerif" fo:font-size="14pt" fo:font-style="normal" fo:font-weight="normal" officeooo:rsid="00264a30" officeooo:paragraph-rsid="00264a3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FreeSerif" fo:font-size="14pt" fo:font-style="normal" fo:font-weight="normal" officeooo:rsid="00264a30" officeooo:paragraph-rsid="007c8a3c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FreeSerif" fo:font-size="12pt" style:text-underline-style="none" fo:font-weight="normal" officeooo:rsid="00dd097f" officeooo:paragraph-rsid="00dd097f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FreeSerif" officeooo:rsid="001e1600" officeooo:paragraph-rsid="001e1600"/>
    </style:style>
    <style:style style:name="P43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ize="7pt" officeooo:paragraph-rsid="00ab04fe" style:font-size-asian="7pt" style:font-size-complex="7pt"/>
    </style:style>
    <style:style style:name="P46" style:family="paragraph" style:parent-style-name="Standard">
      <style:text-properties style:font-name="DejaVu Sans" fo:font-size="10pt" fo:font-style="normal" fo:font-weight="normal" officeooo:rsid="00cbf653" officeooo:paragraph-rsid="00cbf65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DejaVu Sans" fo:font-size="10pt" fo:font-style="normal" fo:font-weight="normal" officeooo:rsid="00cbf653" officeooo:paragraph-rsid="00cdba6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DejaVu Sans" fo:font-size="10pt" fo:font-style="normal" fo:font-weight="normal" officeooo:rsid="00cbf653" officeooo:paragraph-rsid="00cf3b6e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DejaVu Sans" fo:font-size="10pt" fo:font-style="normal" fo:font-weight="normal" officeooo:rsid="00cbf653" officeooo:paragraph-rsid="00d16efd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75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76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FreeSerif" fo:font-style="normal" fo:font-weight="bold" officeooo:rsid="00e9b707" officeooo:paragraph-rsid="005c3983" style:font-style-asian="normal" style:font-weight-asian="bold" style:font-style-complex="normal" style:font-weight-complex="bold"/>
    </style:style>
    <style:style style:name="P78" style:family="paragraph" style:parent-style-name="Standard">
      <style:text-properties style:font-name="FreeSerif" officeooo:rsid="001e1600" officeooo:paragraph-rsid="001e1600"/>
    </style:style>
    <style:style style:name="P79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80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82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83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84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8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8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c89a6a" officeooo:paragraph-rsid="00c89a6a" style:font-style-asian="normal" style:font-weight-asian="normal" style:font-style-complex="normal" style:font-weight-complex="normal"/>
    </style:style>
    <style:style style:name="P8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8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9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91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c80d52" officeooo:paragraph-rsid="00c80d52" style:font-style-asian="normal" style:font-weight-asian="normal" style:font-style-complex="normal" style:font-weight-complex="normal"/>
    </style:style>
    <style:style style:name="P92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93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5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96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7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99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100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101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102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103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6360f" officeooo:paragraph-rsid="00b6360f" style:font-style-asian="normal" style:font-weight-asian="normal" style:font-style-complex="normal" style:font-weight-complex="normal"/>
    </style:style>
    <style:style style:name="P104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e2b361" officeooo:paragraph-rsid="00e2b361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officeooo:rsid="00bcfd8d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a7a85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b598" style:font-weight-asian="bold" style:font-weight-complex="bold"/>
    </style:style>
    <style:style style:name="T12" style:family="text">
      <style:text-properties fo:font-weight="bold" officeooo:rsid="00213d12" style:font-weight-asian="bold" style:font-weight-complex="bold"/>
    </style:style>
    <style:style style:name="T13" style:family="text">
      <style:text-properties fo:font-weight="bold" officeooo:rsid="002446ab" style:font-weight-asian="bold" style:font-weight-complex="bold"/>
    </style:style>
    <style:style style:name="T14" style:family="text">
      <style:text-properties fo:font-weight="bold" officeooo:rsid="0037071d" style:font-weight-asian="bold" style:font-weight-complex="bold"/>
    </style:style>
    <style:style style:name="T15" style:family="text">
      <style:text-properties fo:font-weight="bold" officeooo:rsid="00692b0f" style:font-weight-asian="bold" style:font-weight-complex="bold"/>
    </style:style>
    <style:style style:name="T16" style:family="text">
      <style:text-properties fo:font-weight="bold" officeooo:rsid="00903698" style:font-weight-asian="bold" style:font-weight-complex="bold"/>
    </style:style>
    <style:style style:name="T17" style:family="text">
      <style:text-properties fo:font-weight="bold" officeooo:rsid="009f2eb0" style:font-weight-asian="bold" style:font-weight-complex="bold"/>
    </style:style>
    <style:style style:name="T18" style:family="text">
      <style:text-properties fo:font-weight="bold" officeooo:rsid="00a70b0c" style:font-weight-asian="bold" style:font-weight-complex="bold"/>
    </style:style>
    <style:style style:name="T19" style:family="text">
      <style:text-properties fo:font-weight="bold" officeooo:rsid="00ad1bf9" style:font-weight-asian="bold" style:font-weight-complex="bold"/>
    </style:style>
    <style:style style:name="T20" style:family="text">
      <style:text-properties fo:font-weight="bold" officeooo:rsid="00b012aa" style:font-weight-asian="bold" style:font-weight-complex="bold"/>
    </style:style>
    <style:style style:name="T21" style:family="text">
      <style:text-properties fo:font-weight="bold" officeooo:rsid="00b3213c" style:font-weight-asian="bold" style:font-weight-complex="bold"/>
    </style:style>
    <style:style style:name="T22" style:family="text">
      <style:text-properties fo:font-weight="bold" officeooo:rsid="00bc19b5" style:font-weight-asian="bold" style:font-weight-complex="bold"/>
    </style:style>
    <style:style style:name="T23" style:family="text">
      <style:text-properties fo:font-weight="bold" officeooo:rsid="00e6c3d6" style:font-weight-asian="bold" style:font-weight-complex="bold"/>
    </style:style>
    <style:style style:name="T24" style:family="text">
      <style:text-properties fo:font-weight="bold" officeooo:rsid="00e9b707" style:font-weight-asian="bold" style:font-weight-complex="bold"/>
    </style:style>
    <style:style style:name="T25" style:family="text">
      <style:text-properties officeooo:rsid="0029c3ea"/>
    </style:style>
    <style:style style:name="T26" style:family="text">
      <style:text-properties officeooo:rsid="003284b0"/>
    </style:style>
    <style:style style:name="T27" style:family="text">
      <style:text-properties officeooo:rsid="0037071d"/>
    </style:style>
    <style:style style:name="T28" style:family="text">
      <style:text-properties officeooo:rsid="00378fb8"/>
    </style:style>
    <style:style style:name="T29" style:family="text">
      <style:text-properties officeooo:rsid="00393510"/>
    </style:style>
    <style:style style:name="T30" style:family="text">
      <style:text-properties officeooo:rsid="0041eb1f"/>
    </style:style>
    <style:style style:name="T31" style:family="text">
      <style:text-properties officeooo:rsid="0043e201"/>
    </style:style>
    <style:style style:name="T32" style:family="text">
      <style:text-properties officeooo:rsid="00471c1f"/>
    </style:style>
    <style:style style:name="T33" style:family="text">
      <style:text-properties officeooo:rsid="0049b250"/>
    </style:style>
    <style:style style:name="T34" style:family="text">
      <style:text-properties officeooo:rsid="004d62c2"/>
    </style:style>
    <style:style style:name="T35" style:family="text">
      <style:text-properties officeooo:rsid="004e3fa0"/>
    </style:style>
    <style:style style:name="T36" style:family="text">
      <style:text-properties officeooo:rsid="0050db8c"/>
    </style:style>
    <style:style style:name="T37" style:family="text">
      <style:text-properties officeooo:rsid="005233f6"/>
    </style:style>
    <style:style style:name="T38" style:family="text">
      <style:text-properties officeooo:rsid="005310c3"/>
    </style:style>
    <style:style style:name="T39" style:family="text">
      <style:text-properties officeooo:rsid="00539485"/>
    </style:style>
    <style:style style:name="T40" style:family="text">
      <style:text-properties officeooo:rsid="005404e7"/>
    </style:style>
    <style:style style:name="T41" style:family="text">
      <style:text-properties officeooo:rsid="0055961d"/>
    </style:style>
    <style:style style:name="T42" style:family="text">
      <style:text-properties officeooo:rsid="0064dead"/>
    </style:style>
    <style:style style:name="T43" style:family="text">
      <style:text-properties officeooo:rsid="0069a752"/>
    </style:style>
    <style:style style:name="T44" style:family="text">
      <style:text-properties officeooo:rsid="006c5c8e"/>
    </style:style>
    <style:style style:name="T45" style:family="text">
      <style:text-properties officeooo:rsid="00761f9c"/>
    </style:style>
    <style:style style:name="T46" style:family="text">
      <style:text-properties officeooo:rsid="0078151c"/>
    </style:style>
    <style:style style:name="T47" style:family="text">
      <style:text-properties officeooo:rsid="0080c266"/>
    </style:style>
    <style:style style:name="T48" style:family="text">
      <style:text-properties officeooo:rsid="0087d4f2"/>
    </style:style>
    <style:style style:name="T49" style:family="text">
      <style:text-properties officeooo:rsid="0089f443"/>
    </style:style>
    <style:style style:name="T50" style:family="text">
      <style:text-properties officeooo:rsid="008acd4a"/>
    </style:style>
    <style:style style:name="T51" style:family="text">
      <style:text-properties officeooo:rsid="008c17cb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officeooo:rsid="00aca1e7" style:font-size-asian="14pt" style:font-size-complex="14pt"/>
    </style:style>
    <style:style style:name="T56" style:family="text">
      <style:text-properties fo:font-size="14pt" officeooo:rsid="009968c6" style:font-size-asian="14pt" style:font-size-complex="14pt"/>
    </style:style>
    <style:style style:name="T57" style:family="text">
      <style:text-properties fo:font-size="14pt" officeooo:rsid="00af5d9b" style:font-size-asian="14pt" style:font-size-complex="14pt"/>
    </style:style>
    <style:style style:name="T58" style:family="text">
      <style:text-properties officeooo:rsid="00903698"/>
    </style:style>
    <style:style style:name="T59" style:family="text">
      <style:text-properties officeooo:rsid="009be450"/>
    </style:style>
    <style:style style:name="T60" style:family="text">
      <style:text-properties officeooo:rsid="009f2eb0"/>
    </style:style>
    <style:style style:name="T61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62" style:family="text">
      <style:text-properties style:font-name="FreeSerif" fo:font-size="8pt" fo:font-style="italic" fo:font-weight="bold" officeooo:rsid="00a9f2c3" style:font-size-asian="8pt" style:font-style-asian="italic" style:font-weight-asian="bold" style:font-size-complex="8pt" style:font-style-complex="italic" style:font-weight-complex="bold"/>
    </style:style>
    <style:style style:name="T63" style:family="text">
      <style:text-properties style:font-name="FreeSerif" fo:font-size="8pt" fo:font-style="italic" fo:font-weight="normal" officeooo:rsid="00a9f2c3" style:font-size-asian="8pt" style:font-style-asian="italic" style:font-weight-asian="normal" style:font-size-complex="8pt" style:font-style-complex="italic" style:font-weight-complex="normal"/>
    </style:style>
    <style:style style:name="T64" style:family="text">
      <style:text-properties style:font-name="FreeSerif" fo:font-size="8pt" fo:font-style="italic" fo:font-weight="normal" officeooo:rsid="00dd097f" style:font-size-asian="8pt" style:font-style-asian="italic" style:font-weight-asian="normal" style:font-size-complex="8pt" style:font-style-complex="italic" style:font-weight-complex="normal"/>
    </style:style>
    <style:style style:name="T65" style:family="text">
      <style:text-properties officeooo:rsid="00a200b0"/>
    </style:style>
    <style:style style:name="T66" style:family="text">
      <style:text-properties officeooo:rsid="00a59ce9"/>
    </style:style>
    <style:style style:name="T67" style:family="text">
      <style:text-properties officeooo:rsid="00a87214"/>
    </style:style>
    <style:style style:name="T68" style:family="text">
      <style:text-properties officeooo:rsid="00a9f2c3"/>
    </style:style>
    <style:style style:name="T69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70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333333" loext:opacity="100%" style:text-position="super 60%" fo:letter-spacing="normal" fo:font-weight="bold" style:font-weight-asian="bold" style:font-weight-complex="bold"/>
    </style:style>
    <style:style style:name="T72" style:family="text">
      <style:text-properties officeooo:rsid="00ad1bf9"/>
    </style:style>
    <style:style style:name="T73" style:family="text">
      <style:text-properties officeooo:rsid="00b012aa"/>
    </style:style>
    <style:style style:name="T74" style:family="text">
      <style:text-properties officeooo:rsid="00b3213c"/>
    </style:style>
    <style:style style:name="T75" style:family="text">
      <style:text-properties officeooo:rsid="00b395d1"/>
    </style:style>
    <style:style style:name="T76" style:family="text">
      <style:text-properties style:text-position="super 60%" fo:font-weight="bold" style:font-weight-asian="bold" style:font-weight-complex="bold"/>
    </style:style>
    <style:style style:name="T77" style:family="text">
      <style:text-properties officeooo:rsid="00bc28e2"/>
    </style:style>
    <style:style style:name="T78" style:family="text">
      <style:text-properties officeooo:rsid="00c69ce9"/>
    </style:style>
    <style:style style:name="T79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0" style:family="text">
      <style:text-properties fo:font-size="8pt" fo:font-style="italic" style:font-size-asian="8pt" style:font-style-asian="italic" style:font-size-complex="8pt" style:font-style-complex="italic"/>
    </style:style>
    <style:style style:name="T81" style:family="text">
      <style:text-properties fo:font-size="8pt" fo:font-style="italic" officeooo:rsid="00c1cd7e" style:font-size-asian="8pt" style:font-style-asian="italic" style:font-size-complex="8pt" style:font-style-complex="italic"/>
    </style:style>
    <style:style style:name="T82" style:family="text">
      <style:text-properties officeooo:rsid="00cb46a0"/>
    </style:style>
    <style:style style:name="T83" style:family="text">
      <style:text-properties officeooo:rsid="00264a30"/>
    </style:style>
    <style:style style:name="T84" style:family="text">
      <style:text-properties officeooo:rsid="00d44463"/>
    </style:style>
    <style:style style:name="T85" style:family="text">
      <style:text-properties fo:font-size="10pt" fo:font-style="italic" officeooo:rsid="00d5887e" style:font-size-asian="10pt" style:font-style-asian="italic" style:font-size-complex="10pt" style:font-style-complex="italic"/>
    </style:style>
    <style:style style:name="T86" style:family="text">
      <style:text-properties fo:font-size="12pt" officeooo:rsid="00cb46a0" style:font-size-asian="12pt" style:font-size-complex="12pt"/>
    </style:style>
    <style:style style:name="T87" style:family="text">
      <style:text-properties fo:font-size="12pt" officeooo:rsid="00c69ce9" style:font-size-asian="12pt" style:font-size-complex="12pt"/>
    </style:style>
    <style:style style:name="T88" style:family="text">
      <style:text-properties fo:font-size="12pt" fo:font-style="italic" fo:font-weight="bold" officeooo:rsid="00c69ce9" style:font-size-asian="12pt" style:font-style-asian="italic" style:font-weight-asian="bold" style:font-size-complex="12pt" style:font-style-complex="italic" style:font-weight-complex="bold"/>
    </style:style>
    <style:style style:name="T89" style:family="text">
      <style:text-properties officeooo:rsid="00da7a85"/>
    </style:style>
    <style:style style:name="T90" style:family="text">
      <style:text-properties officeooo:rsid="00bc19b5"/>
    </style:style>
    <style:style style:name="T91" style:family="text">
      <style:text-properties officeooo:rsid="00deff06"/>
    </style:style>
    <style:style style:name="T92" style:family="text">
      <style:text-properties officeooo:rsid="00e38ab5"/>
    </style:style>
    <style:style style:name="T93" style:family="text">
      <style:text-properties officeooo:rsid="00e535a1"/>
    </style:style>
    <style:style style:name="T94" style:family="text">
      <style:text-properties officeooo:rsid="00e6c3d6"/>
    </style:style>
    <style:style style:name="T95" style:family="text">
      <style:text-properties officeooo:rsid="00e89c51"/>
    </style:style>
    <style:style style:name="T96" style:family="text">
      <style:text-properties officeooo:rsid="00e9b7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4">ES</text:span><text:span text:style-name="T10">:</text:span> <text:span text:style-name="T27">Effective Skill</text:span></text:p>
      <text:p text:style-name="P35"><text:span text:style-name="T14">ES</text:span> = Base Skill + modifiers</text:p>
      <text:list xml:id="list1694979108" text:style-name="L1">
        <text:list-item>
          <text:p text:style-name="P79">Modifiers are defied between -<text:span text:style-name="T95">10</text:span> to +<text:span text:style-name="T95">10</text:span>. <text:s/><text:span text:style-name="T28">Beyond these should be </text:span><text:span text:style-name="T29">an </text:span><text:span text:style-name="T28">automatic fail or success </text:span><text:span text:style-name="T37">unless contested with extreme scores.</text:span></text:p>
        </text:list-item>
        <text:list-item>
          <text:p text:style-name="P81">ES can be thought of as a target number.</text:p>
        </text:list-item>
        <text:list-item>
          <text:p text:style-name="P82">If no Base Skill, then automatic fail or cannot attempt <text:span text:style-name="T38">the action</text:span>.</text:p>
        </text:list-item>
        <text:list-item>
          <text:p text:style-name="P83">Automatic fail if ES is less than 3. <text:s/><text:span text:style-name="T2">Except</text:span> during combat.</text:p>
        </text:list-item>
      </text:list>
      <text:p text:style-name="P36"><text:span text:style-name="T10">Roll</text:span> = sum up 3d6.</text:p>
      <text:p text:style-name="P37"><text:span text:style-name="T10">P1:</text:span> Player 1</text:p>
      <text:p text:style-name="P37"><text:span text:style-name="T10">P2:</text:span> Player 2</text:p>
      <text:p text:style-name="P38"><text:span text:style-name="T10">Base Damage =</text:span> Weapon’s damage plus modifiers</text:p>
      <text:p text:style-name="P77">deltaES = ES - Roll</text:p>
      <text:p text:style-name="P42"/>
      <text:p text:style-name="P42"/>
      <text:p text:style-name="P1">Success Roll</text:p>
      <text:p text:style-name="P53"><text:span text:style-name="T30">1</text:span><text:span text:style-name="T1">) </text:span><text:span text:style-name="T11">Roll</text:span><text:span text:style-name="T10"> &lt;= 4:</text:span> <text:span text:style-name="T3">Critical </text:span><text:span text:style-name="T2">Success.</text:span></text:p>
      <text:p text:style-name="P57"><text:span text:style-name="T30">2</text:span><text:span text:style-name="T1">) </text:span><text:span text:style-name="T11">Roll</text:span><text:span text:style-name="T10"> </text:span><text:span text:style-name="T12">=</text:span><text:span text:style-name="T10">= 1</text:span><text:span text:style-name="T12">8</text:span><text:span text:style-name="T10">:</text:span> <text:span text:style-name="T3">Critical </text:span><text:span text:style-name="T2">Fail.</text:span></text:p>
      <text:p text:style-name="P58"><text:span text:style-name="T30">3</text:span>) <text:span text:style-name="T10">(Roll == 17) and (</text:span><text:span text:style-name="T14">ES</text:span><text:span text:style-name="T10"> &lt;= 15):</text:span> <text:span text:style-name="T2">Critical Fail.</text:span></text:p>
      <text:p text:style-name="P58"><text:span text:style-name="T96">4</text:span>) <text:span text:style-name="T24">d</text:span><text:span text:style-name="T10">elta</text:span><text:span text:style-name="T24">ES</text:span><text:span text:style-name="T10"> &gt;= 10:</text:span> <text:span text:style-name="T2">Critical Success.</text:span></text:p>
      <text:p text:style-name="P58"><text:span text:style-name="T96">5</text:span>) <text:span text:style-name="T24">d</text:span><text:span text:style-name="T10">elta</text:span><text:span text:style-name="T24">ES</text:span><text:span text:style-name="T10"> &lt;= -10:</text:span> <text:span text:style-name="T2">Critical Fail.</text:span></text:p>
      <text:p text:style-name="P56"><text:span text:style-name="T96">6</text:span>) <text:span text:style-name="T13">Roll</text:span><text:span text:style-name="T10"> &lt;= </text:span><text:span text:style-name="T14">ES</text:span><text:span text:style-name="T10">:</text:span> <text:span text:style-name="T2">Success.</text:span></text:p>
      <text:p text:style-name="P56"><text:span text:style-name="T96">7</text:span>) <text:span text:style-name="T2">Fail.</text:span></text:p>
      <text:p text:style-name="P24"/>
      <text:p text:style-name="P23"/>
      <text:p text:style-name="P3">Extreme Scores</text:p>
      <text:p text:style-name="P30">If both contestants have <text:span text:style-name="T33">their </text:span>ES &lt;= 6:</text:p>
      <text:p text:style-name="P68"><text:span text:style-name="T36">1</text:span>) <text:span text:style-name="T36">X</text:span> = 10 – <text:span text:style-name="T36">lowest score</text:span></text:p>
      <text:p text:style-name="P68"><text:span text:style-name="T36">2</text:span>) Add <text:span text:style-name="T36">X</text:span> to both contestants’ ES</text:p>
      <text:p text:style-name="P68"><text:span text:style-name="T36">3</text:span>) Roll against their new ES.</text:p>
      <text:p text:style-name="P31">If <text:span text:style-name="T41">both have </text:span>(ES &gt;= 14) and (ES &lt; 20):</text:p>
      <text:p text:style-name="P64">1) X = lowest score <text:span text:style-name="T2">minus</text:span> 10</text:p>
      <text:p text:style-name="P67">2) Reduce both contestants’ ES by X</text:p>
      <text:p text:style-name="P67">3) <text:span text:style-name="T32">Roll against their new ES.</text:span></text:p>
      <text:p text:style-name="P32">If both contestants have their ES &gt; 20:</text:p>
      <text:p text:style-name="P63">1) X = 10 / lowest score</text:p>
      <text:p text:style-name="P66">2) <text:span text:style-name="T35">Lowest ES becomes the value of 10</text:span></text:p>
      <text:p text:style-name="P66"><text:span text:style-name="T35">3) </text:span>Multiply <text:span text:style-name="T34">highest</text:span> ES by X, <text:span text:style-name="T35">round down.</text:span></text:p>
      <text:p text:style-name="P70"><text:span text:style-name="T35">4</text:span>) Roll against their new ES.</text:p>
      <text:p text:style-name="P39"/>
      <text:p text:style-name="P25"/>
      <text:p text:style-name="P2">P<text:span text:style-name="T37">vP</text:span> <text:span text:style-name="T31">(Regular Contest)</text:span></text:p>
      <text:p text:style-name="P52"><text:span text:style-name="T25">1</text:span>) If P1 <text:span text:style-name="T2">critically</text:span> succeeds, P2 <text:span text:style-name="T26">will not roll to avoid the</text:span> hit.</text:p>
      <text:p text:style-name="P54"><text:span text:style-name="T25">2</text:span>) If P1 succeeds, P2 <text:span text:style-name="T2">may</text:span> roll to <text:span text:style-name="T26">a</text:span>void the attack.</text:p>
      <text:p text:style-name="P60">3) If tie, <text:span text:style-name="T37">neither players </text:span><text:span text:style-name="T39">succeed</text:span><text:span text:style-name="T37"> their goals</text:span>.</text:p>
      <text:p text:style-name="P55"/>
      <text:p text:style-name="P18"/>
      <text:p text:style-name="P7">Quick Contest</text:p>
      <text:p text:style-name="P26">1) <text:span text:style-name="T10">P1’s Delta &gt; P2’s Delta:</text:span> P1 succeeds.</text:p>
      <text:p text:style-name="P59"><text:span text:style-name="T40">2</text:span>) If tie, n<text:span text:style-name="T39">either players succeed in their goals</text:span>.</text:p>
      <text:p text:style-name="P22"><text:span text:style-name="T40">3</text:span>) P2 succeeds.</text:p>
      <text:list xml:id="list1387044724" text:style-name="L2">
        <text:list-item>
          <text:p text:style-name="P84">If both Deltas are negative, the less negative is the winner.</text:p>
        </text:list-item>
      </text:list>
      <text:p text:style-name="P17"/>
      <text:p text:style-name="P17"/>
      <text:p text:style-name="P4">The Rule of 20</text:p>
      <text:p text:style-name="P17">If <text:span text:style-name="T50">a player</text:span> have a <text:span text:style-name="T2">basic attribute over 20</text:span>, treat it as 20 <text:span text:style-name="T2">for default purposes</text:span>. For instance, if <text:span text:style-name="T50">he has</text:span> IQ 25, <text:span text:style-name="T50">his</text:span> default Lockpicking skill (IQ-5) is 15 – not 20. No such limit applies to defaults to other skills.</text:p>
      <text:p text:style-name="P17"/>
      <text:p text:style-name="P17"/>
      <text:p text:style-name="P5">The Rule of 16</text:p>
      <text:p text:style-name="P27">1) <text:span text:style-name="T15">If </text:span><text:span text:style-name="T10">Supernatural attack</text:span></text:p>
      <text:p text:style-name="P65"><text:span text:style-name="T85">and</text:span> <text:span text:style-name="T92">Target o</text:span>ffers resistance roll</text:p>
      <text:p text:style-name="P69"><text:span text:style-name="T85">and</text:span> Attacker’s ES &gt; 16</text:p>
      <text:p text:style-name="P69"><text:span text:style-name="T85">and</text:span> <text:span text:style-name="T93">Target</text:span> is living or sapient:</text:p>
      <text:p text:style-name="P71"><text:span text:style-name="T43">1</text:span>) <text:span text:style-name="T10">If </text:span><text:span text:style-name="T23">target</text:span><text:span text:style-name="T10">’s Will &lt;= 16:</text:span></text:p>
      <text:p text:style-name="P72"><text:tab/><text:tab/>Attacker’s ES = 16.</text:p>
      <text:p text:style-name="P73"><text:span text:style-name="T43">2</text:span>) Attacker’s ES is reduced t<text:span text:style-name="T94">arget</text:span>’s Will <text:span text:style-name="T42">score</text:span>.</text:p>
      <text:p text:style-name="P17"/>
      <text:p text:style-name="P17"/>
      <text:p text:style-name="P6"><text:span text:style-name="T91">I. </text:span>Attack Roll</text:p>
      <text:p text:style-name="P28">1) ES = Base skill with the weapon + modifiers</text:p>
      <text:p text:style-name="P28">2) Suggested modifiers:</text:p>
      <text:list xml:id="list2769490047" text:style-name="L3">
        <text:list-item>
          <text:p text:style-name="P75">Weapon’s Accuracy <text:span text:style-name="T44">(must used Aim prior)</text:span></text:p>
        </text:list-item>
        <text:list-item>
          <text:p text:style-name="P75">Target’s Size</text:p>
        </text:list-item>
        <text:list-item>
          <text:p text:style-name="P75">Range</text:p>
        </text:list-item>
        <text:list-item>
          <text:p text:style-name="P76">Lighting</text:p>
        </text:list-item>
        <text:list-item>
          <text:p text:style-name="P76">A maneuver like Aim</text:p>
        </text:list-item>
        <text:list-item>
          <text:p text:style-name="P76">An equipment</text:p>
        </text:list-item>
      </text:list>
      <text:p text:style-name="P21"/>
      <text:p text:style-name="P17"/>
      <text:p text:style-name="P8"><text:span text:style-name="T91">II. </text:span>Defensive Roll</text:p>
      <text:list xml:id="list3881175383" text:style-name="Numbering_20_123">
        <text:list-item>
          <text:p text:style-name="P91"><text:span text:style-name="T6">If</text:span> attacker’s roll was a <text:span text:style-name="T2">Critical Success</text:span>, no defensive roll occurs. <text:span text:style-name="T89">You’re hit.</text:span><text:line-break/><text:span text:style-name="T8">Else if</text:span><text:span text:style-name="T78"> aware of </text:span><text:span text:style-name="T89">the </text:span><text:span text:style-name="T78">attack </text:span><text:span text:style-name="T82">and attacker</text:span><text:span text:style-name="T86"> </text:span><text:span text:style-name="T88">or</text:span><text:span text:style-name="T87"> </text:span><text:span text:style-name="T86">is </text:span><text:span text:style-name="T87">not</text:span><text:span text:style-name="T78"> incapacitated, c</text:span><text:span text:style-name="T90">hoose </text:span><text:span text:style-name="T22">Dodge</text:span><text:span text:style-name="T90">, </text:span><text:span text:style-name="T22">Parry</text:span><text:span text:style-name="T90">, or </text:span><text:span text:style-name="T22">Block</text:span><text:span text:style-name="T90">. </text:span><text:span text:style-name="T89">On a fail, you’re hit.</text:span></text:p>
        </text:list-item>
      </text:list>
      <text:p text:style-name="P17"/>
      <text:p text:style-name="P17"/>
      <text:p text:style-name="P9"><text:span text:style-name="T91">III. </text:span>Damage Roll</text:p>
      <text:list xml:id="list110607865340203" text:continue-list="list3881175383" text:style-name="Numbering_20_123">
        <text:list-item text:start-value="1">
          <text:p text:style-name="P92">Calculate <text:span text:style-name="T10">Base Damage</text:span>.</text:p>
        </text:list-item>
        <text:list-item>
          <text:p text:style-name="P98">Reduce <text:span text:style-name="T10">Base Damage</text:span> by <text:span text:style-name="T10">DR</text:span>.</text:p>
        </text:list-item>
        <text:list-item>
          <text:p text:style-name="P98">Do <text:span text:style-name="T6">Test Knockback</text:span>.</text:p>
        </text:list-item>
        <text:list-item>
          <text:p text:style-name="P98">Calculate <text:span text:style-name="T10">Penetrating Damage</text:span>.</text:p>
        </text:list-item>
      </text:list>
      <text:p text:style-name="P61"/>
      <text:p text:style-name="P17"/>
      <text:list xml:id="list110608224903232" text:continue-numbering="true" text:style-name="Numbering_20_123">
        <text:list-header>
          <text:p text:style-name="P109"><text:span text:style-name="T61">If received wounds</text:span><text:span text:style-name="T71">†</text:span><text:span text:style-name="T61">...</text:span></text:p>
        </text:list-header>
        <text:list-item text:start-value="1">
          <text:p text:style-name="P104"><text:span text:style-name="T67">T</text:span>ag <text:span text:style-name="T10">[Shock]</text:span><text:span text:style-name="T65">.</text:span></text:p>
        </text:list-item>
        <text:list-item>
          <text:p text:style-name="P104"><text:span text:style-name="T67">W</text:span>ounds <text:span text:style-name="T10">&gt;= HP/2</text:span>, <text:span text:style-name="T66">do</text:span> <text:span text:style-name="T7">Test </text:span><text:span text:style-name="T6">Major Wound</text:span> immediately.</text:p>
        </text:list-item>
        <text:list-item>
          <text:p text:style-name="P104">If <text:span text:style-name="T10">currentHP &lt; HP/3</text:span>, tag <text:span text:style-name="T10">[Reeling]</text:span>.</text:p>
        </text:list-item>
        <text:list-item>
          <text:p text:style-name="P104">If <text:span text:style-name="T10">currentHP &lt;= 0</text:span>, tag <text:span text:style-name="T10">[</text:span><text:span text:style-name="T18">Test </text:span><text:span text:style-name="T10">Collapse]</text:span><text:span text:style-name="T65"> </text:span><text:span text:style-name="T73">only when </text:span><text:span text:style-name="T20">[Collapse]</text:span><text:span text:style-name="T73"> is </text:span><text:span text:style-name="T4">not</text:span><text:span text:style-name="T73"> </text:span><text:span text:style-name="T84">indicated</text:span><text:span text:style-name="T73">.</text:span></text:p>
        </text:list-item>
        <text:list-item>
          <text:p text:style-name="P105">Each negative, full HP multiple <text:span text:style-name="T2">reached</text:span>, do <text:span text:style-name="T7">Test </text:span><text:span text:style-name="T9">Mortal Wound</text:span><text:span text:style-name="T65"> immediately.</text:span></text:p>
        </text:list-item>
      </text:list>
      <text:p text:style-name="P45"><text:span text:style-name="T70">†</text:span><text:span text:style-name="T69"> </text:span><text:span text:style-name="T62">Wounds:</text:span><text:span text:style-name="T63"> </text:span><text:span text:style-name="T64">P</text:span><text:span text:style-name="T63">enetrating </text:span><text:span text:style-name="T64">D</text:span><text:span text:style-name="T63">amage.</text:span></text:p>
      <text:p text:style-name="P40"/>
      <text:p text:style-name="P12">On his turn…</text:p>
      <text:list xml:id="list110607115454316" text:continue-list="list110608224903232" text:style-name="Numbering_20_123">
        <text:list-item text:start-value="1">
          <text:p text:style-name="P97">Resolve <text:span text:style-name="T10">[Shock]</text:span>.</text:p>
        </text:list-item>
        <text:list-item>
          <text:p text:style-name="P106">Resolve <text:span text:style-name="T10">[Test Collapse]</text:span>.</text:p>
        </text:list-item>
        <text:list-item>
          <text:p text:style-name="P107">Resolve <text:span text:style-name="T10">[Stun]</text:span>.</text:p>
        </text:list-item>
        <text:list-item>
          <text:p text:style-name="P108">Resolve other tags.</text:p>
        </text:list-item>
      </text:list>
      <text:p text:style-name="P41"/>
      <text:p text:style-name="P41"/>
      <text:p text:style-name="P10">[Shock]</text:p>
      <text:list xml:id="list110609106774792" text:continue-list="list110607115454316" text:style-name="Numbering_20_123">
        <text:list-item text:start-value="1">
          <text:p text:style-name="P93">Penalty is defined by the <text:span text:style-name="T68">wounds</text:span> <text:span text:style-name="T46">received</text:span> with a maximum of 4.</text:p>
        </text:list-item>
        <text:list-item>
          <text:p text:style-name="P99">If <text:span text:style-name="T10">HP &gt;= 20</text:span>, penalty is <text:span text:style-name="T59">calculated as</text:span> <text:span text:style-name="T10">one (1) per floor(HP / 10)</text:span> <text:span text:style-name="T47">damages; </text:span><text:span text:style-name="T77">else remove tag, no penalties are applied.</text:span></text:p>
        </text:list-item>
        <text:list-item>
          <text:p text:style-name="P99"><text:span text:style-name="T45">Penalty reduces</text:span> <text:span text:style-name="T10">DX</text:span> and <text:span text:style-name="T10">IQ</text:span>.</text:p>
        </text:list-item>
        <text:list-item>
          <text:p text:style-name="P99">Active defenses are not affected.</text:p>
        </text:list-item>
        <text:list-item>
          <text:p text:style-name="P99"><text:span text:style-name="T2">Remove</text:span> this tag <text:span text:style-name="T2">after</text:span> <text:span text:style-name="T51">his</text:span> turn ends.</text:p>
        </text:list-item>
      </text:list>
      <text:p text:style-name="P62"/>
      <text:p text:style-name="P62"/>
      <text:p text:style-name="P11">[Reeling]</text:p>
      <text:list xml:id="list3205763563" text:style-name="List_20_1">
        <text:list-item>
          <text:p text:style-name="P85"><text:span text:style-name="T10">Move</text:span> and <text:span text:style-name="T10">Dodge</text:span> are halved.</text:p>
        </text:list-item>
      </text:list>
      <text:p text:style-name="P19"/>
      <text:p text:style-name="P19"/>
      <text:p text:style-name="P50">[Dead]</text:p>
      <text:list xml:id="list110607749445177" text:continue-numbering="true" text:style-name="List_20_1">
        <text:list-item>
          <text:p text:style-name="P86"><text:span text:style-name="T49">When</text:span> <text:span text:style-name="T10">currentHP &lt;= -5xHP</text:span>.</text:p>
        </text:list-item>
      </text:list>
      <text:p text:style-name="P17"/>
      <text:p text:style-name="P20"/>
      <text:p text:style-name="P13">[Stun]</text:p>
      <text:list xml:id="list110608912664774" text:continue-list="list110609106774792" text:style-name="Numbering_20_123">
        <text:list-item text:start-value="1">
          <text:p text:style-name="P94"><text:span text:style-name="T75">M</text:span>ust <text:span text:style-name="T10">Do Nothing.</text:span></text:p>
        </text:list-item>
        <text:list-item>
          <text:p text:style-name="P100">Just before ending his turn, roll <text:span text:style-name="T10">vs HT</text:span> <text:span text:style-name="T5">(-1 per full HP)</text:span> to remove this tag.</text:p>
        </text:list-item>
      </text:list>
      <text:p text:style-name="P29"/>
      <text:p text:style-name="P29"/>
      <text:p text:style-name="P14">[Knockdown]</text:p>
      <text:list xml:id="list110607731923597" text:continue-list="list110607749445177" text:style-name="List_20_1">
        <text:list-item>
          <text:p text:style-name="P80">Prone</text:p>
        </text:list-item>
        <text:list-item>
          <text:p text:style-name="P87">Hand-held weapons are dropped.</text:p>
        </text:list-item>
      </text:list>
      <text:p text:style-name="P29"/>
      <text:p text:style-name="P17"/>
      <text:p text:style-name="P51">[Collapse]</text:p>
      <text:list xml:id="list110607217127724" text:continue-numbering="true" text:style-name="List_20_1">
        <text:list-item>
          <text:p text:style-name="P88">Prone</text:p>
        </text:list-item>
        <text:list-item>
          <text:p text:style-name="P89">Unconscience</text:p>
        </text:list-item>
      </text:list>
      <text:p text:style-name="P17"/>
      <text:p text:style-name="P17"/>
      <text:p text:style-name="P43"><text:span text:style-name="T53">Test </text:span><text:span text:style-name="T52">Major Wound</text:span></text:p>
      <text:list xml:id="list110607211792163" text:continue-list="list110608912664774" text:style-name="Numbering_20_123">
        <text:list-item text:start-value="1">
          <text:p text:style-name="P95"><text:span text:style-name="T10">Roll vs HT</text:span><text:span text:style-name="T76">*</text:span></text:p>
        </text:list-item>
        <text:list-item>
          <text:p text:style-name="P101">Fail by 5 or more: tag <text:span text:style-name="T10">[</text:span><text:span text:style-name="T21">Collapse</text:span><text:span text:style-name="T10">]</text:span> <text:span text:style-name="T58">and </text:span><text:span text:style-name="T16">[Knockdown].</text:span></text:p>
        </text:list-item>
        <text:list-item>
          <text:p text:style-name="P101">Fail: tag <text:span text:style-name="T10">[</text:span><text:span text:style-name="T16">Stun</text:span><text:span text:style-name="T10">]</text:span> <text:span text:style-name="T58">and </text:span><text:span text:style-name="T16">[Knockdown].</text:span></text:p>
        </text:list-item>
      </text:list>
      <text:p text:style-name="P17"><text:span text:style-name="T10">*</text:span> <text:span text:style-name="T79">Modifiers:</text:span><text:span text:style-name="T80"> -5 for a major wound to the face or vitals (or to the groin, on a humanoid male); -10 for a major wound to the skull or eye; +3 for High Pain Threshold, or -4 for Low Pain Threshold. <text:s/>-</text:span><text:span text:style-name="T81">1 per full HP.</text:span></text:p>
      <text:p text:style-name="P17"/>
      <text:p text:style-name="P17"/>
      <text:p text:style-name="P44"><text:span text:style-name="T55">Test </text:span><text:span text:style-name="T56">Mortal Wound</text:span></text:p>
      <text:list xml:id="list110607224630923" text:continue-list="list110607211792163" text:style-name="Numbering_20_123">
        <text:list-item text:start-value="1">
          <text:p text:style-name="P96"><text:span text:style-name="T10">Roll vs HT</text:span> <text:span text:style-name="T2">(-1 per full HP)</text:span></text:p>
        </text:list-item>
        <text:list-item>
          <text:p text:style-name="P102"><text:span text:style-name="T74">Fail by 1 or 2:</text:span> <text:span text:style-name="T72">tag </text:span><text:span text:style-name="T19">[Collapse]</text:span><text:span text:style-name="T48">.</text:span></text:p>
        </text:list-item>
        <text:list-item>
          <text:p text:style-name="P102"><text:span text:style-name="T74">Fail: </text:span><text:span text:style-name="T72">tag</text:span> <text:span text:style-name="T10">[Dead]</text:span>.</text:p>
        </text:list-item>
        <text:list-item>
          <text:p text:style-name="P103">If <text:span text:style-name="T10">currentHP &lt;= -5xHP</text:span>, tag <text:span text:style-name="T10">[Dead]</text:span>.</text:p>
        </text:list-item>
      </text:list>
      <text:p text:style-name="P20"/>
      <text:p text:style-name="P20"/>
      <text:p text:style-name="P33"><text:span text:style-name="T54">[</text:span><text:span text:style-name="T57">Test </text:span><text:span text:style-name="T54">Collapse]</text:span></text:p>
      <text:list xml:id="list110608928108437" text:continue-list="list110607217127724" text:style-name="List_20_1">
        <text:list-item>
          <text:p text:style-name="P90"><text:span text:style-name="T10">Roll vs HT</text:span> <text:span text:style-name="T2">(-1 per full HP)</text:span>; <text:span text:style-name="T60">replace</text:span> this tag <text:span text:style-name="T60">with </text:span><text:span text:style-name="T17">[Collapse]</text:span><text:span text:style-name="T60"> </text:span>on a fail.</text:p>
        </text:list-item>
      </text:list>
      <text:p text:style-name="P15"/>
      <text:p text:style-name="P16"/>
      <text:p text:style-name="P16"/>
      <text:p text:style-name="P74"/>
      <text:p text:style-name="P46">□ Dead</text:p>
      <text:p text:style-name="P47">□ Shock</text:p>
      <text:p text:style-name="P47">□ Reeling</text:p>
      <text:p text:style-name="P48">□<text:span text:style-name="T83"> </text:span>Test Collapse / □ Collapse</text:p>
      <text:p text:style-name="P47">□ Knockdown</text:p>
      <text:p text:style-name="P47">□ Stun</text:p>
      <text:p text:style-name="P47"/>
      <text:p text:style-name="P49">□ ____________________________</text:p>
      <text:p text:style-name="P49"/>
      <text:p text:style-name="P49">□ ____________________________</text:p>
      <text:p text:style-name="P49"/>
      <text:p text:style-name="P49">□ ____________________________</text:p>
      <text:p text:style-name="P49"/>
      <text:p text:style-name="P49">□ ____________________________</text:p>
      <text:p text:style-name="P49"/>
      <text:p text:style-name="P49">□ ____________________________</text:p>
      <text:p text:style-name="P49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30T11:06:06.790851614</dc:date>
    <meta:editing-duration>PT9H15M33S</meta:editing-duration>
    <meta:editing-cycles>186</meta:editing-cycles>
    <meta:generator>LibreOffice/7.0.4.2$Linux_X86_64 LibreOffice_project/00$Build-2</meta:generator>
    <meta:document-statistic meta:table-count="0" meta:image-count="0" meta:object-count="0" meta:page-count="3" meta:paragraph-count="122" meta:word-count="798" meta:character-count="4145" meta:non-whitespace-character-count="3508"/>
  </office:meta>
</office:document-meta>
</file>